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nmeldung" style:family="table">
      <style:table-properties style:width="7.2701in" table:align="margins"/>
    </style:style>
    <style:style style:name="Anmeldung.A" style:family="table-column">
      <style:table-column-properties style:column-width="3.6354in" style:rel-column-width="32767*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3.6354in" style:rel-column-width="32767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54in" style:rel-column-width="32767*"/>
    </style:style>
    <style:style style:name="Table2.1" style:family="table-row">
      <style:table-row-properties style:min-row-height="0.3792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3.6354in" style:rel-column-width="32767*"/>
    </style:style>
    <style:style style:name="Table3.A1" style:family="table-cell">
      <style:table-cell-properties fo:padding="0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115aed"/>
    </style:style>
    <style:style style:name="P3" style:family="paragraph" style:parent-style-name="Standard">
      <style:text-properties officeooo:paragraph-rsid="0011ef70"/>
    </style:style>
    <style:style style:name="P4" style:family="paragraph" style:parent-style-name="Standard">
      <style:paragraph-properties fo:margin-top="0in" fo:margin-bottom="0.0598in" style:contextual-spacing="false"/>
      <style:text-properties officeooo:paragraph-rsid="00115aed"/>
    </style:style>
    <style:style style:name="P5" style:family="paragraph" style:parent-style-name="Text_20_body">
      <style:text-properties officeooo:paragraph-rsid="00115aed"/>
    </style:style>
    <style:style style:name="P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15aed"/>
    </style:style>
    <style:style style:name="P7" style:family="paragraph" style:parent-style-name="Text_20_body">
      <style:text-properties officeooo:paragraph-rsid="0011ef70"/>
    </style:style>
    <style:style style:name="P8" style:family="paragraph" style:parent-style-name="Heading_20_1">
      <style:text-properties officeooo:paragraph-rsid="00115aed"/>
    </style:style>
    <style:style style:name="P9" style:family="paragraph" style:parent-style-name="Heading_20_2">
      <style:text-properties officeooo:paragraph-rsid="00115aed"/>
    </style:style>
    <style:style style:name="P10" style:family="paragraph" style:parent-style-name="Heading_20_2">
      <style:text-properties officeooo:paragraph-rsid="0011ef70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Table_20_Contents">
      <style:text-properties officeooo:paragraph-rsid="00115aed"/>
    </style:style>
    <style:style style:name="P13" style:family="paragraph" style:parent-style-name="Table_20_Contents">
      <style:text-properties officeooo:paragraph-rsid="0011ef70"/>
    </style:style>
    <style:style style:name="P14" style:family="paragraph" style:parent-style-name="Table_20_Contents">
      <style:paragraph-properties fo:margin-top="0in" fo:margin-bottom="0.0598in" style:contextual-spacing="false"/>
      <style:text-properties officeooo:paragraph-rsid="00115aed"/>
    </style:style>
    <style:style style:name="P1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115aed"/>
    </style:style>
    <style:style style:name="T3" style:family="text">
      <style:text-properties style:font-name="Arial" officeooo:rsid="00115aed"/>
    </style:style>
    <style:style style:name="T4" style:family="text">
      <style:text-properties officeooo:rsid="0011ef70"/>
    </style:style>
    <style:style style:name="gr1" style:family="graphic">
      <style:graphic-properties fo:border="solid #808080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 Box 1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Notfallblatt AuRe 4 Kursanmeldung</text:span></text:h>
      <text:p text:style-name="P6"><text:span text:style-name="T2"/></text:p>
      <text:p text:style-name="P6"><text:span text:style-name="T2">Die Angaben </text:span><text:span text:style-name="T3">auf</text:span><text:span text:style-name="T2"> dem Notfallblatt dienen der Lagerleitung bei allfälligen unvorhergesehenen Vorkommnissen während des Lagers. Die Lagerleitung verpflichtet sich, diese Angaben vertraulich zu behandeln.</text:span></text:p>
      <text:h text:style-name="P9" text:outline-level="2"><text:span text:style-name="T2">Daten wie auf der Anmeldung</text:span></text:h>
      <table:table table:name="Anmeldung" table:style-name="Anmeldung">
        <table:table-column table:style-name="Anmeldung.A" table:number-columns-repeated="2"/>
        <table:table-row>
          <table:table-cell office:value-type="string">
            <text:p text:style-name="P5"><text:span text:style-name="T2">Vorname:<text:tab/> </text:span><text:span text:style-name="T2"><draw:control text:anchor-type="as-char" draw:z-index="0" draw:style-name="gr1" draw:text-style-name="P15" svg:width="2.0551in" svg:height="0.2268in" draw:control="control1"/></text:span></text:p>
          </table:table-cell>
          <table:table-cell office:value-type="string">
            <text:p text:style-name="P5"><text:span text:style-name="T2">Nachname:<text:tab/> </text:span><text:span text:style-name="T2"><draw:control text:anchor-type="as-char" draw:z-index="1" draw:style-name="gr1" draw:text-style-name="P15" svg:width="2.0551in" svg:height="0.2268in" draw:control="control2"/></text:span></text:p>
          </table:table-cell>
        </table:table-row>
        <table:table-row>
          <table:table-cell office:value-type="string">
            <text:p text:style-name="P12"><text:span text:style-name="T2">Pfadiname: <text:tab/> </text:span><text:span text:style-name="T2"><draw:control text:anchor-type="as-char" draw:z-index="2" draw:style-name="gr1" draw:text-style-name="P15" svg:width="2.0551in" svg:height="0.2268in" draw:control="control3"/></text:span></text:p>
          </table:table-cell>
          <table:table-cell office:value-type="string">
            <text:p text:style-name="P5"><text:span text:style-name="T2">Email: <text:tab/> </text:span><text:span text:style-name="T2"><draw:control text:anchor-type="as-char" draw:z-index="3" draw:style-name="gr1" draw:text-style-name="P15" svg:width="2.0551in" svg:height="0.2268in" draw:control="control4"/></text:span></text:p>
          </table:table-cell>
        </table:table-row>
      </table:table>
      <text:p text:style-name="Standard"><text:span text:style-name="T2"/></text:p>
      <text:h text:style-name="Heading_20_2" text:outline-level="2"><text:span text:style-name="T2">Kontakperson während dem Lager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<text:span text:style-name="T2">Vorname:<text:tab/> </text:span><text:span text:style-name="T2"><draw:control text:anchor-type="as-char" draw:z-index="4" draw:style-name="gr1" draw:text-style-name="P15" svg:width="2.0551in" svg:height="0.2268in" draw:control="control5"/></text:span></text:p>
          </table:table-cell>
          <table:table-cell table:style-name="Table1.A1" office:value-type="string">
            <text:p text:style-name="P5"><text:span text:style-name="T2">Nachname:<text:tab/> </text:span><text:span text:style-name="T2"><draw:control text:anchor-type="as-char" draw:z-index="5" draw:style-name="gr1" draw:text-style-name="P15" svg:width="2.0551in" svg:height="0.2268in" draw:control="control6"/></text:span></text:p>
          </table:table-cell>
        </table:table-row>
        <table:table-row>
          <table:table-cell table:style-name="Table1.A1" office:value-type="string">
            <text:p text:style-name="P12"><text:span text:style-name="T2">Strasse: <text:tab/> </text:span><text:span text:style-name="T2"><draw:control text:anchor-type="as-char" draw:z-index="6" draw:style-name="gr1" draw:text-style-name="P15" svg:width="2.0551in" svg:height="0.2268in" draw:control="control7"/></text:span></text:p>
          </table:table-cell>
          <table:table-cell table:style-name="Table1.A1" office:value-type="string">
            <text:p text:style-name="P5"><text:span text:style-name="T2">Ort: <text:s text:c="5"/><text:tab/> </text:span><text:span text:style-name="T2"><draw:control text:anchor-type="as-char" draw:z-index="7" draw:style-name="gr1" draw:text-style-name="P15" svg:width="2.0551in" svg:height="0.2268in" draw:control="control8"/></text:span></text:p>
          </table:table-cell>
        </table:table-row>
        <table:table-row>
          <table:table-cell table:style-name="Table1.A1" office:value-type="string">
            <text:p text:style-name="P12"><text:span text:style-name="T2">Land: <text:s/><text:tab/> </text:span><text:span text:style-name="T2"><draw:control text:anchor-type="as-char" draw:z-index="8" draw:style-name="gr1" draw:text-style-name="P15" svg:width="2.0551in" svg:height="0.2268in" draw:control="control9"/></text:span></text:p>
          </table:table-cell>
          <table:table-cell table:style-name="Table1.A1" office:value-type="string">
            <text:p text:style-name="P5"><text:span text:style-name="T2">Email: <text:s text:c="5"/><text:tab/> </text:span><text:span text:style-name="T2"><draw:control text:anchor-type="as-char" draw:z-index="9" draw:style-name="gr1" draw:text-style-name="P15" svg:width="2.0551in" svg:height="0.2268in" draw:control="control10"/></text:span></text:p>
          </table:table-cell>
        </table:table-row>
        <table:table-row>
          <table:table-cell table:style-name="Table1.A1" office:value-type="string">
            <text:p text:style-name="P12"><text:span text:style-name="T2">Natel: <text:s/><text:tab/> </text:span><text:span text:style-name="T2"><draw:control text:anchor-type="as-char" draw:z-index="10" draw:style-name="gr1" draw:text-style-name="P15" svg:width="2.0551in" svg:height="0.2268in" draw:control="control11"/></text:span></text:p>
          </table:table-cell>
          <table:table-cell table:style-name="Table1.A1" office:value-type="string">
            <text:p text:style-name="P5"><text:span text:style-name="T2">Telefon: <text:s text:c="5"/><text:tab/> </text:span><text:span text:style-name="T2"><draw:control text:anchor-type="as-char" draw:z-index="11" draw:style-name="gr1" draw:text-style-name="P15" svg:width="2.0551in" svg:height="0.2268in" draw:control="control12"/></text:span></text:p>
          </table:table-cell>
        </table:table-row>
      </table:table>
      <text:p text:style-name="P2"><text:span text:style-name="T2"/></text:p>
      <text:h text:style-name="Heading_20_2" text:outline-level="2"><text:span text:style-name="T2">Versicherung des Teilnehmers</text:span></text:h>
      <text:p text:style-name="Text_20_body"><text:span text:style-name="T2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4"><text:span text:style-name="T2">Krankenkasse:</text:span></text:p>
            <text:p text:style-name="P4"><text:span text:style-name="T2"><draw:control text:anchor-type="as-char" draw:z-index="15" draw:style-name="gr1" draw:text-style-name="P15" svg:width="2.9925in" svg:height="0.2268in" draw:control="control16"/></text:span></text:p>
          </table:table-cell>
          <table:table-cell table:style-name="Table2.A1" office:value-type="string">
            <text:p text:style-name="P14"><text:span text:style-name="T2">Unfallversicherung:</text:span></text:p>
            <text:p text:style-name="P4"><text:span text:style-name="T2"><draw:control text:anchor-type="as-char" draw:z-index="14" draw:style-name="gr1" draw:text-style-name="P15" svg:width="2.9925in" svg:height="0.2268in" draw:control="control15"/></text:span></text:p>
          </table:table-cell>
        </table:table-row>
        <table:table-row>
          <table:table-cell table:style-name="Table2.A1" office:value-type="string">
            <text:p text:style-name="P12"><text:span text:style-name="T2">Rega-Gönner:<text:tab/><text:tab/></text:span><text:span text:style-name="T2"><draw:control text:anchor-type="as-char" draw:z-index="12" draw:style-name="gr2" draw:text-style-name="P15" svg:width="0.1461in" svg:height="0.1461in" draw:control="control13"/></text:span><text:span text:style-name="T2"> Ja </text:span><text:span text:style-name="T2"><draw:control text:anchor-type="as-char" draw:z-index="13" draw:style-name="gr2" draw:text-style-name="P15" svg:width="0.1461in" svg:height="0.1461in" draw:control="control14"/></text:span><text:span text:style-name="T2"> Nein</text:span></text:p>
          </table:table-cell>
          <table:table-cell table:style-name="Table2.A1" office:value-type="string">
            <text:p text:style-name="P5"><text:span text:style-name="T2"><text:s/></text:span></text:p>
          </table:table-cell>
        </table:table-row>
      </table:table>
      <text:p text:style-name="P2"/>
      <text:h text:style-name="P10" text:outline-level="2"><text:span text:style-name="T4">Hausarzt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<text:span text:style-name="T2">Vorname:<text:tab/> </text:span><text:span text:style-name="T2"><draw:control text:anchor-type="as-char" draw:z-index="16" draw:style-name="gr1" draw:text-style-name="P15" svg:width="2.0551in" svg:height="0.2268in" draw:control="control17"/></text:span></text:p>
          </table:table-cell>
          <table:table-cell table:style-name="Table3.A1" office:value-type="string">
            <text:p text:style-name="P7"><text:span text:style-name="T2">Nachname:<text:tab/> </text:span><text:span text:style-name="T2"><draw:control text:anchor-type="as-char" draw:z-index="17" draw:style-name="gr1" draw:text-style-name="P15" svg:width="2.0551in" svg:height="0.2268in" draw:control="control18"/></text:span></text:p>
          </table:table-cell>
        </table:table-row>
        <table:table-row>
          <table:table-cell table:style-name="Table3.A1" office:value-type="string">
            <text:p text:style-name="P13"><text:span text:style-name="T2">Strasse: <text:tab/> </text:span><text:span text:style-name="T2"><draw:control text:anchor-type="as-char" draw:z-index="18" draw:style-name="gr1" draw:text-style-name="P15" svg:width="2.0551in" svg:height="0.2268in" draw:control="control19"/></text:span></text:p>
          </table:table-cell>
          <table:table-cell table:style-name="Table3.A1" office:value-type="string">
            <text:p text:style-name="P7"><text:span text:style-name="T2">Ort: <text:s text:c="5"/><text:tab/> </text:span><text:span text:style-name="T2"><draw:control text:anchor-type="as-char" draw:z-index="19" draw:style-name="gr1" draw:text-style-name="P15" svg:width="2.0551in" svg:height="0.2268in" draw:control="control20"/></text:span></text:p>
          </table:table-cell>
        </table:table-row>
        <table:table-row>
          <table:table-cell table:style-name="Table3.A1" office:value-type="string">
            <text:p text:style-name="P13"><text:span text:style-name="T2">Land: <text:s/><text:tab/> </text:span><text:span text:style-name="T2"><draw:control text:anchor-type="as-char" draw:z-index="20" draw:style-name="gr1" draw:text-style-name="P15" svg:width="2.0551in" svg:height="0.2268in" draw:control="control21"/></text:span></text:p>
          </table:table-cell>
          <table:table-cell table:style-name="Table3.A1" office:value-type="string">
            <text:p text:style-name="P7"><text:span text:style-name="T2">Email: <text:s text:c="5"/><text:tab/> </text:span><text:span text:style-name="T2"><draw:control text:anchor-type="as-char" draw:z-index="21" draw:style-name="gr1" draw:text-style-name="P15" svg:width="2.0551in" svg:height="0.2268in" draw:control="control22"/></text:span></text:p>
          </table:table-cell>
        </table:table-row>
        <table:table-row>
          <table:table-cell table:style-name="Table3.A1" table:number-columns-spanned="2" office:value-type="string">
            <text:p text:style-name="P13"><text:span text:style-name="T4">Telefon Praxis</text:span><text:span text:style-name="T2">: <text:s text:c="2"/></text:span><text:span text:style-name="T2"><draw:control text:anchor-type="as-char" draw:z-index="22" draw:style-name="gr1" draw:text-style-name="P15" svg:width="5.1988in" svg:height="0.2268in" draw:control="control23"/></text:span></text:p>
          </table:table-cell>
          <table:covered-table-cell/>
        </table:table-row>
      </table:table>
      <text:p text:style-name="P3"><text:span text:style-name="T2"/></text:p>
      <text:h text:style-name="Heading_20_2" text:outline-level="2"><text:span text:style-name="T2"/></text:h>
      <text:h text:style-name="P11" text:outline-level="2"><text:span text:style-name="T4">Gesundheitszustand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2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Reinhard</meta:initial-creator>
    <meta:creation-date>2012-12-08T11:17:44</meta:creation-date>
    <dc:date>2012-12-08T11:39:14</dc:date>
    <dc:creator>Stefan Reinhard</dc:creator>
    <meta:editing-duration>PT3M29S</meta:editing-duration>
    <meta:editing-cycles>1</meta:editing-cycles>
    <meta:document-statistic meta:table-count="4" meta:image-count="0" meta:object-count="0" meta:page-count="2" meta:paragraph-count="32" meta:word-count="67" meta:character-count="644" meta:non-whitespace-character-count="500"/>
    <meta:generator>LibreOffice/3.6$Linux_X86_64 LibreOffice_project/360m1$Build-2</meta:generator>
  </office:meta>
</office:document-meta>
</file>